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SI-6530">
            <text:p>SI-6530</text:p>
          </table:table-cell>
          <table:table-cell office:value-type="float" office:value="44.608">
            <text:p>44.608</text:p>
          </table:table-cell>
          <table:table-cell office:value-type="float" office:value="-67.753">
            <text:p>-67.753</text:p>
          </table:table-cell>
          <table:table-cell office:value-type="float" office:value="2150.0">
            <text:p>2150.0</text:p>
          </table:table-cell>
          <table:table-cell office:value-type="float" office:value="50.0">
            <text:p>5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7">
            <text:p>-1.7</text:p>
          </table:table-cell>
          <table:table-cell office:value-type="float" office:value="1.1044">
            <text:p>1.1044</text:p>
          </table:table-cell>
          <table:table-cell office:value-type="float" office:value="1.1044">
            <text:p>1.1044</text:p>
          </table:table-cell>
          <table:table-cell office:value-type="string" office:value="BelknapEtal1989,EngelhartHorton2012">
            <text:p>BelknapEtal1989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SI-6210">
            <text:p>SI-6210</text:p>
          </table:table-cell>
          <table:table-cell office:value-type="float" office:value="44.608">
            <text:p>44.608</text:p>
          </table:table-cell>
          <table:table-cell office:value-type="float" office:value="-67.753">
            <text:p>-67.753</text:p>
          </table:table-cell>
          <table:table-cell office:value-type="float" office:value="365.0">
            <text:p>365.0</text:p>
          </table:table-cell>
          <table:table-cell office:value-type="float" office:value="70.0">
            <text:p>7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665">
            <text:p>-0.665</text:p>
          </table:table-cell>
          <table:table-cell office:value-type="float" office:value="1.1035">
            <text:p>1.1035</text:p>
          </table:table-cell>
          <table:table-cell office:value-type="float" office:value="1.1035">
            <text:p>1.1035</text:p>
          </table:table-cell>
          <table:table-cell office:value-type="string" office:value="BelknapEtal1989,EngelhartHorton2012">
            <text:p>BelknapEtal1989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SI-6209">
            <text:p>SI-6209</text:p>
          </table:table-cell>
          <table:table-cell office:value-type="float" office:value="44.608">
            <text:p>44.608</text:p>
          </table:table-cell>
          <table:table-cell office:value-type="float" office:value="-67.753">
            <text:p>-67.753</text:p>
          </table:table-cell>
          <table:table-cell office:value-type="float" office:value="1525.0">
            <text:p>1525.0</text:p>
          </table:table-cell>
          <table:table-cell office:value-type="float" office:value="75.0">
            <text:p>75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215">
            <text:p>-1.215</text:p>
          </table:table-cell>
          <table:table-cell office:value-type="float" office:value="1.1035">
            <text:p>1.1035</text:p>
          </table:table-cell>
          <table:table-cell office:value-type="float" office:value="1.1035">
            <text:p>1.1035</text:p>
          </table:table-cell>
          <table:table-cell office:value-type="string" office:value="BelknapEtal1989,EngelhartHorton2012">
            <text:p>BelknapEtal1989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SI-6531">
            <text:p>SI-6531</text:p>
          </table:table-cell>
          <table:table-cell office:value-type="float" office:value="44.608">
            <text:p>44.608</text:p>
          </table:table-cell>
          <table:table-cell office:value-type="float" office:value="-67.753">
            <text:p>-67.753</text:p>
          </table:table-cell>
          <table:table-cell office:value-type="float" office:value="2780.0">
            <text:p>2780.0</text:p>
          </table:table-cell>
          <table:table-cell office:value-type="float" office:value="65.0">
            <text:p>65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97">
            <text:p>-1.97</text:p>
          </table:table-cell>
          <table:table-cell office:value-type="float" office:value="1.1047">
            <text:p>1.1047</text:p>
          </table:table-cell>
          <table:table-cell office:value-type="float" office:value="1.1047">
            <text:p>1.1047</text:p>
          </table:table-cell>
          <table:table-cell office:value-type="string" office:value="BelknapEtal1989,EngelhartHorton2012">
            <text:p>BelknapEtal1989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SI-6534">
            <text:p>SI-6534</text:p>
          </table:table-cell>
          <table:table-cell office:value-type="float" office:value="44.608">
            <text:p>44.608</text:p>
          </table:table-cell>
          <table:table-cell office:value-type="float" office:value="-67.753">
            <text:p>-67.753</text:p>
          </table:table-cell>
          <table:table-cell office:value-type="float" office:value="1245.0">
            <text:p>1245.0</text:p>
          </table:table-cell>
          <table:table-cell office:value-type="float" office:value="70.0">
            <text:p>7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525">
            <text:p>-1.525</text:p>
          </table:table-cell>
          <table:table-cell office:value-type="float" office:value="1.1036">
            <text:p>1.1036</text:p>
          </table:table-cell>
          <table:table-cell office:value-type="float" office:value="1.1036">
            <text:p>1.1036</text:p>
          </table:table-cell>
          <table:table-cell office:value-type="string" office:value="BelknapEtal1989,EngelhartHorton2012">
            <text:p>BelknapEtal1989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SI-5417">
            <text:p>SI-5417</text:p>
          </table:table-cell>
          <table:table-cell office:value-type="float" office:value="44.43">
            <text:p>44.43</text:p>
          </table:table-cell>
          <table:table-cell office:value-type="float" office:value="-68.01">
            <text:p>-68.01</text:p>
          </table:table-cell>
          <table:table-cell office:value-type="float" office:value="1490.0">
            <text:p>1490.0</text:p>
          </table:table-cell>
          <table:table-cell office:value-type="float" office:value="45.0">
            <text:p>45.0</text:p>
          </table:table-cell>
          <table:table-cell office:value-type="string" office:value="Marsh peat">
            <text:p>Mar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4959">
            <text:p>0.4959</text:p>
          </table:table-cell>
          <table:table-cell office:value-type="float" office:value="0.85">
            <text:p>0.85</text:p>
          </table:table-cell>
          <table:table-cell office:value-type="float" office:value="0.85">
            <text:p>0.85</text:p>
          </table:table-cell>
          <table:table-cell office:value-type="string" office:value="BelknapEtal1989,EngelhartHorton2012">
            <text:p>BelknapEtal1989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SI-6207">
            <text:p>SI-6207</text:p>
          </table:table-cell>
          <table:table-cell office:value-type="float" office:value="44.608">
            <text:p>44.608</text:p>
          </table:table-cell>
          <table:table-cell office:value-type="float" office:value="-67.753">
            <text:p>-67.753</text:p>
          </table:table-cell>
          <table:table-cell office:value-type="float" office:value="2595.0">
            <text:p>2595.0</text:p>
          </table:table-cell>
          <table:table-cell office:value-type="float" office:value="80.0">
            <text:p>80.0</text:p>
          </table:table-cell>
          <table:table-cell office:value-type="string" office:value="HHM peat">
            <text:p>H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795">
            <text:p>-1.795</text:p>
          </table:table-cell>
          <table:table-cell office:value-type="float" office:value="1.1036">
            <text:p>1.1036</text:p>
          </table:table-cell>
          <table:table-cell office:value-type="float" office:value="1.1036">
            <text:p>1.1036</text:p>
          </table:table-cell>
          <table:table-cell office:value-type="string" office:value="BelknapEtal1989,EngelhartHorton2012">
            <text:p>BelknapEtal1989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SI-6206">
            <text:p>SI-6206</text:p>
          </table:table-cell>
          <table:table-cell office:value-type="float" office:value="44.608">
            <text:p>44.608</text:p>
          </table:table-cell>
          <table:table-cell office:value-type="float" office:value="-67.753">
            <text:p>-67.753</text:p>
          </table:table-cell>
          <table:table-cell office:value-type="float" office:value="2730.0">
            <text:p>2730.0</text:p>
          </table:table-cell>
          <table:table-cell office:value-type="float" office:value="75.0">
            <text:p>75.0</text:p>
          </table:table-cell>
          <table:table-cell office:value-type="string" office:value="HHM peat">
            <text:p>H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395">
            <text:p>-2.395</text:p>
          </table:table-cell>
          <table:table-cell office:value-type="float" office:value="1.1037">
            <text:p>1.1037</text:p>
          </table:table-cell>
          <table:table-cell office:value-type="float" office:value="1.1037">
            <text:p>1.1037</text:p>
          </table:table-cell>
          <table:table-cell office:value-type="string" office:value="BelknapEtal1989,EngelhartHorton2012">
            <text:p>BelknapEtal1989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SI-6205">
            <text:p>SI-6205</text:p>
          </table:table-cell>
          <table:table-cell office:value-type="float" office:value="44.608">
            <text:p>44.608</text:p>
          </table:table-cell>
          <table:table-cell office:value-type="float" office:value="-67.753">
            <text:p>-67.753</text:p>
          </table:table-cell>
          <table:table-cell office:value-type="float" office:value="2815.0">
            <text:p>2815.0</text:p>
          </table:table-cell>
          <table:table-cell office:value-type="float" office:value="50.0">
            <text:p>5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995">
            <text:p>-2.995</text:p>
          </table:table-cell>
          <table:table-cell office:value-type="float" office:value="1.1038">
            <text:p>1.1038</text:p>
          </table:table-cell>
          <table:table-cell office:value-type="float" office:value="1.1038">
            <text:p>1.1038</text:p>
          </table:table-cell>
          <table:table-cell office:value-type="string" office:value="BelknapEtal1989,EngelhartHorton2012">
            <text:p>BelknapEtal1989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SI-6204">
            <text:p>SI-6204</text:p>
          </table:table-cell>
          <table:table-cell office:value-type="float" office:value="44.608">
            <text:p>44.608</text:p>
          </table:table-cell>
          <table:table-cell office:value-type="float" office:value="-67.753">
            <text:p>-67.753</text:p>
          </table:table-cell>
          <table:table-cell office:value-type="float" office:value="3170.0">
            <text:p>3170.0</text:p>
          </table:table-cell>
          <table:table-cell office:value-type="float" office:value="60.0">
            <text:p>6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255">
            <text:p>-3.255</text:p>
          </table:table-cell>
          <table:table-cell office:value-type="float" office:value="1.1038">
            <text:p>1.1038</text:p>
          </table:table-cell>
          <table:table-cell office:value-type="float" office:value="1.1038">
            <text:p>1.1038</text:p>
          </table:table-cell>
          <table:table-cell office:value-type="string" office:value="BelknapEtal1989,EngelhartHorton2012">
            <text:p>BelknapEtal1989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SI-6201">
            <text:p>SI-6201</text:p>
          </table:table-cell>
          <table:table-cell office:value-type="float" office:value="44.608">
            <text:p>44.608</text:p>
          </table:table-cell>
          <table:table-cell office:value-type="float" office:value="-67.753">
            <text:p>-67.753</text:p>
          </table:table-cell>
          <table:table-cell office:value-type="float" office:value="2960.0">
            <text:p>2960.0</text:p>
          </table:table-cell>
          <table:table-cell office:value-type="float" office:value="75.0">
            <text:p>75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035">
            <text:p>-3.035</text:p>
          </table:table-cell>
          <table:table-cell office:value-type="float" office:value="1.1038">
            <text:p>1.1038</text:p>
          </table:table-cell>
          <table:table-cell office:value-type="float" office:value="1.1038">
            <text:p>1.1038</text:p>
          </table:table-cell>
          <table:table-cell office:value-type="string" office:value="BelknapEtal1989,EngelhartHorton2012">
            <text:p>BelknapEtal1989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SI-6200">
            <text:p>SI-6200</text:p>
          </table:table-cell>
          <table:table-cell office:value-type="float" office:value="44.608">
            <text:p>44.608</text:p>
          </table:table-cell>
          <table:table-cell office:value-type="float" office:value="-67.753">
            <text:p>-67.753</text:p>
          </table:table-cell>
          <table:table-cell office:value-type="float" office:value="3415.0">
            <text:p>3415.0</text:p>
          </table:table-cell>
          <table:table-cell office:value-type="float" office:value="110.0">
            <text:p>11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485">
            <text:p>-3.485</text:p>
          </table:table-cell>
          <table:table-cell office:value-type="float" office:value="1.1039">
            <text:p>1.1039</text:p>
          </table:table-cell>
          <table:table-cell office:value-type="float" office:value="1.1039">
            <text:p>1.1039</text:p>
          </table:table-cell>
          <table:table-cell office:value-type="string" office:value="BelknapEtal1989,EngelhartHorton2012">
            <text:p>BelknapEtal1989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SI-6199">
            <text:p>SI-6199</text:p>
          </table:table-cell>
          <table:table-cell office:value-type="float" office:value="44.608">
            <text:p>44.608</text:p>
          </table:table-cell>
          <table:table-cell office:value-type="float" office:value="-67.753">
            <text:p>-67.753</text:p>
          </table:table-cell>
          <table:table-cell office:value-type="float" office:value="4095.0">
            <text:p>4095.0</text:p>
          </table:table-cell>
          <table:table-cell office:value-type="float" office:value="100.0">
            <text:p>10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94">
            <text:p>-3.94</text:p>
          </table:table-cell>
          <table:table-cell office:value-type="float" office:value="1.1042">
            <text:p>1.1042</text:p>
          </table:table-cell>
          <table:table-cell office:value-type="float" office:value="1.1042">
            <text:p>1.1042</text:p>
          </table:table-cell>
          <table:table-cell office:value-type="string" office:value="BelknapEtal1989,EngelhartHorton2012">
            <text:p>BelknapEtal1989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SI-6536">
            <text:p>SI-6536</text:p>
          </table:table-cell>
          <table:table-cell office:value-type="float" office:value="44.429">
            <text:p>44.429</text:p>
          </table:table-cell>
          <table:table-cell office:value-type="float" office:value="-68.011">
            <text:p>-68.011</text:p>
          </table:table-cell>
          <table:table-cell office:value-type="float" office:value="570.0">
            <text:p>570.0</text:p>
          </table:table-cell>
          <table:table-cell office:value-type="float" office:value="50.0">
            <text:p>50.0</text:p>
          </table:table-cell>
          <table:table-cell office:value-type="string" office:value="HHM peat">
            <text:p>H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605">
            <text:p>-0.605</text:p>
          </table:table-cell>
          <table:table-cell office:value-type="float" office:value="0.4452">
            <text:p>0.4452</text:p>
          </table:table-cell>
          <table:table-cell office:value-type="float" office:value="0.4452">
            <text:p>0.4452</text:p>
          </table:table-cell>
          <table:table-cell office:value-type="string" office:value="GehrelsEtal1996,EngelhartHorton2012">
            <text:p>GehrelsEtal1996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PITT-0964">
            <text:p>PITT-0964</text:p>
          </table:table-cell>
          <table:table-cell office:value-type="float" office:value="44.629">
            <text:p>44.629</text:p>
          </table:table-cell>
          <table:table-cell office:value-type="float" office:value="-67.382">
            <text:p>-67.382</text:p>
          </table:table-cell>
          <table:table-cell office:value-type="float" office:value="4165.0">
            <text:p>4165.0</text:p>
          </table:table-cell>
          <table:table-cell office:value-type="float" office:value="30.0">
            <text:p>3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435">
            <text:p>-4.435</text:p>
          </table:table-cell>
          <table:table-cell office:value-type="float" office:value="0.4478">
            <text:p>0.4478</text:p>
          </table:table-cell>
          <table:table-cell office:value-type="float" office:value="0.4478">
            <text:p>0.4478</text:p>
          </table:table-cell>
          <table:table-cell office:value-type="string" office:value="GehrelsBelknap1993,EngelhartHorton2012">
            <text:p>GehrelsBelknap1993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SI-6208">
            <text:p>SI-6208</text:p>
          </table:table-cell>
          <table:table-cell office:value-type="float" office:value="44.608">
            <text:p>44.608</text:p>
          </table:table-cell>
          <table:table-cell office:value-type="float" office:value="-67.753">
            <text:p>-67.753</text:p>
          </table:table-cell>
          <table:table-cell office:value-type="float" office:value="1840.0">
            <text:p>1840.0</text:p>
          </table:table-cell>
          <table:table-cell office:value-type="float" office:value="110.0">
            <text:p>11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615">
            <text:p>-1.615</text:p>
          </table:table-cell>
          <table:table-cell office:value-type="float" office:value="1.1036">
            <text:p>1.1036</text:p>
          </table:table-cell>
          <table:table-cell office:value-type="float" office:value="1.1036">
            <text:p>1.1036</text:p>
          </table:table-cell>
          <table:table-cell office:value-type="string" office:value="BelknapEtal1989,EngelhartHorton2012">
            <text:p>BelknapEtal1989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SI-6537">
            <text:p>SI-6537</text:p>
          </table:table-cell>
          <table:table-cell office:value-type="float" office:value="44.429">
            <text:p>44.429</text:p>
          </table:table-cell>
          <table:table-cell office:value-type="float" office:value="-68.011">
            <text:p>-68.011</text:p>
          </table:table-cell>
          <table:table-cell office:value-type="float" office:value="2010.0">
            <text:p>2010.0</text:p>
          </table:table-cell>
          <table:table-cell office:value-type="float" office:value="60.0">
            <text:p>60.0</text:p>
          </table:table-cell>
          <table:table-cell office:value-type="string" office:value="HHM peat">
            <text:p>H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0.4457">
            <text:p>0.4457</text:p>
          </table:table-cell>
          <table:table-cell office:value-type="float" office:value="0.4457">
            <text:p>0.4457</text:p>
          </table:table-cell>
          <table:table-cell office:value-type="string" office:value="GehrelsEtal1996,EngelhartHorton2012">
            <text:p>GehrelsEtal1996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SI-5425">
            <text:p>SI-5425</text:p>
          </table:table-cell>
          <table:table-cell office:value-type="float" office:value="44.43">
            <text:p>44.43</text:p>
          </table:table-cell>
          <table:table-cell office:value-type="float" office:value="-68.01">
            <text:p>-68.01</text:p>
          </table:table-cell>
          <table:table-cell office:value-type="float" office:value="1465.0">
            <text:p>1465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2859">
            <text:p>1.2859</text:p>
          </table:table-cell>
          <table:table-cell office:value-type="float" office:value="0.85">
            <text:p>0.85</text:p>
          </table:table-cell>
          <table:table-cell office:value-type="float" office:value="0.85">
            <text:p>0.85</text:p>
          </table:table-cell>
          <table:table-cell office:value-type="string" office:value="BelknapEtal1989,EngelhartHorton2012">
            <text:p>BelknapEtal1989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SI-6539">
            <text:p>SI-6539</text:p>
          </table:table-cell>
          <table:table-cell office:value-type="float" office:value="44.43">
            <text:p>44.43</text:p>
          </table:table-cell>
          <table:table-cell office:value-type="float" office:value="-68.01">
            <text:p>-68.01</text:p>
          </table:table-cell>
          <table:table-cell office:value-type="float" office:value="2740.0">
            <text:p>2740.0</text:p>
          </table:table-cell>
          <table:table-cell office:value-type="float" office:value="55.0">
            <text:p>55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335">
            <text:p>-2.335</text:p>
          </table:table-cell>
          <table:table-cell office:value-type="float" office:value="0.9407">
            <text:p>0.9407</text:p>
          </table:table-cell>
          <table:table-cell office:value-type="float" office:value="0.9407">
            <text:p>0.9407</text:p>
          </table:table-cell>
          <table:table-cell office:value-type="string" office:value="BelknapEtal1989,EngelhartHorton2012">
            <text:p>BelknapEtal1989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BETA-64579">
            <text:p>BETA-64579</text:p>
          </table:table-cell>
          <table:table-cell office:value-type="float" office:value="44.429">
            <text:p>44.429</text:p>
          </table:table-cell>
          <table:table-cell office:value-type="float" office:value="-68.011">
            <text:p>-68.011</text:p>
          </table:table-cell>
          <table:table-cell office:value-type="float" office:value="2730.0">
            <text:p>2730.0</text:p>
          </table:table-cell>
          <table:table-cell office:value-type="float" office:value="80.0">
            <text:p>8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78">
            <text:p>-1.78</text:p>
          </table:table-cell>
          <table:table-cell office:value-type="float" office:value="0.45">
            <text:p>0.45</text:p>
          </table:table-cell>
          <table:table-cell office:value-type="float" office:value="0.45">
            <text:p>0.45</text:p>
          </table:table-cell>
          <table:table-cell office:value-type="string" office:value="GehrelsEtal1996,EngelhartHorton2012">
            <text:p>GehrelsEtal1996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AA-27621">
            <text:p>AA-27621</text:p>
          </table:table-cell>
          <table:table-cell office:value-type="float" office:value="44.683">
            <text:p>44.683</text:p>
          </table:table-cell>
          <table:table-cell office:value-type="float" office:value="-67.406">
            <text:p>-67.406</text:p>
          </table:table-cell>
          <table:table-cell office:value-type="float" office:value="195.0">
            <text:p>195.0</text:p>
          </table:table-cell>
          <table:table-cell office:value-type="float" office:value="45.0">
            <text:p>45.0</text:p>
          </table:table-cell>
          <table:table-cell office:value-type="string" office:value="Twig">
            <text:p>Twi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3">
            <text:p>-0.53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Gehrels1999,EngelhartHorton2012">
            <text:p>Gehrels1999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AA-27622">
            <text:p>AA-27622</text:p>
          </table:table-cell>
          <table:table-cell office:value-type="float" office:value="44.683">
            <text:p>44.683</text:p>
          </table:table-cell>
          <table:table-cell office:value-type="float" office:value="-67.406">
            <text:p>-67.406</text:p>
          </table:table-cell>
          <table:table-cell office:value-type="float" office:value="1210.0">
            <text:p>1210.0</text:p>
          </table:table-cell>
          <table:table-cell office:value-type="float" office:value="80.0">
            <text:p>80.0</text:p>
          </table:table-cell>
          <table:table-cell office:value-type="string" office:value="Plant frag">
            <text:p>Plant fra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4">
            <text:p>-0.74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Gehrels1999,EngelhartHorton2012">
            <text:p>Gehrels1999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AA-27623">
            <text:p>AA-27623</text:p>
          </table:table-cell>
          <table:table-cell office:value-type="float" office:value="44.683">
            <text:p>44.683</text:p>
          </table:table-cell>
          <table:table-cell office:value-type="float" office:value="-67.406">
            <text:p>-67.406</text:p>
          </table:table-cell>
          <table:table-cell office:value-type="float" office:value="1540.0">
            <text:p>1540.0</text:p>
          </table:table-cell>
          <table:table-cell office:value-type="float" office:value="60.0">
            <text:p>60.0</text:p>
          </table:table-cell>
          <table:table-cell office:value-type="string" office:value="Plant frag">
            <text:p>Plant fra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9">
            <text:p>-0.99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Gehrels1999,EngelhartHorton2012">
            <text:p>Gehrels1999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AA-27624">
            <text:p>AA-27624</text:p>
          </table:table-cell>
          <table:table-cell office:value-type="float" office:value="44.683">
            <text:p>44.683</text:p>
          </table:table-cell>
          <table:table-cell office:value-type="float" office:value="-67.406">
            <text:p>-67.406</text:p>
          </table:table-cell>
          <table:table-cell office:value-type="float" office:value="2170.0">
            <text:p>2170.0</text:p>
          </table:table-cell>
          <table:table-cell office:value-type="float" office:value="50.0">
            <text:p>50.0</text:p>
          </table:table-cell>
          <table:table-cell office:value-type="string" office:value="Plant frag">
            <text:p>Plant fra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74">
            <text:p>-1.74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Gehrels1999,EngelhartHorton2012">
            <text:p>Gehrels1999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AA-27625">
            <text:p>AA-27625</text:p>
          </table:table-cell>
          <table:table-cell office:value-type="float" office:value="44.683">
            <text:p>44.683</text:p>
          </table:table-cell>
          <table:table-cell office:value-type="float" office:value="-67.406">
            <text:p>-67.406</text:p>
          </table:table-cell>
          <table:table-cell office:value-type="float" office:value="2120.0">
            <text:p>2120.0</text:p>
          </table:table-cell>
          <table:table-cell office:value-type="float" office:value="60.0">
            <text:p>60.0</text:p>
          </table:table-cell>
          <table:table-cell office:value-type="string" office:value="Plant frag">
            <text:p>Plant fra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87">
            <text:p>-1.87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Gehrels1999,EngelhartHorton2012">
            <text:p>Gehrels1999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BETA-63981">
            <text:p>BETA-63981</text:p>
          </table:table-cell>
          <table:table-cell office:value-type="float" office:value="44.429">
            <text:p>44.429</text:p>
          </table:table-cell>
          <table:table-cell office:value-type="float" office:value="-68.011">
            <text:p>-68.011</text:p>
          </table:table-cell>
          <table:table-cell office:value-type="float" office:value="4030.0">
            <text:p>4030.0</text:p>
          </table:table-cell>
          <table:table-cell office:value-type="float" office:value="70.0">
            <text:p>7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99">
            <text:p>-4.99</text:p>
          </table:table-cell>
          <table:table-cell office:value-type="float" office:value="0.45">
            <text:p>0.45</text:p>
          </table:table-cell>
          <table:table-cell office:value-type="float" office:value="0.45">
            <text:p>0.45</text:p>
          </table:table-cell>
          <table:table-cell office:value-type="string" office:value="GehrelsEtal1996,EngelhartHorton2012">
            <text:p>GehrelsEtal1996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BETA-63980">
            <text:p>BETA-63980</text:p>
          </table:table-cell>
          <table:table-cell office:value-type="float" office:value="44.429">
            <text:p>44.429</text:p>
          </table:table-cell>
          <table:table-cell office:value-type="float" office:value="-68.011">
            <text:p>-68.011</text:p>
          </table:table-cell>
          <table:table-cell office:value-type="float" office:value="1230.0">
            <text:p>1230.0</text:p>
          </table:table-cell>
          <table:table-cell office:value-type="float" office:value="70.0">
            <text:p>70.0</text:p>
          </table:table-cell>
          <table:table-cell office:value-type="string" office:value="HHM peat">
            <text:p>H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67">
            <text:p>-0.67</text:p>
          </table:table-cell>
          <table:table-cell office:value-type="float" office:value="0.45">
            <text:p>0.45</text:p>
          </table:table-cell>
          <table:table-cell office:value-type="float" office:value="0.45">
            <text:p>0.45</text:p>
          </table:table-cell>
          <table:table-cell office:value-type="string" office:value="GehrelsEtal1996,EngelhartHorton2012">
            <text:p>GehrelsEtal1996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BETA-61775">
            <text:p>BETA-61775</text:p>
          </table:table-cell>
          <table:table-cell office:value-type="float" office:value="44.429">
            <text:p>44.429</text:p>
          </table:table-cell>
          <table:table-cell office:value-type="float" office:value="-68.011">
            <text:p>-68.011</text:p>
          </table:table-cell>
          <table:table-cell office:value-type="float" office:value="2380.0">
            <text:p>2380.0</text:p>
          </table:table-cell>
          <table:table-cell office:value-type="float" office:value="70.0">
            <text:p>70.0</text:p>
          </table:table-cell>
          <table:table-cell office:value-type="string" office:value="HHM peat">
            <text:p>H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8">
            <text:p>-1.38</text:p>
          </table:table-cell>
          <table:table-cell office:value-type="float" office:value="0.45">
            <text:p>0.45</text:p>
          </table:table-cell>
          <table:table-cell office:value-type="float" office:value="0.45">
            <text:p>0.45</text:p>
          </table:table-cell>
          <table:table-cell office:value-type="string" office:value="GehrelsEtal1996,EngelhartHorton2012">
            <text:p>GehrelsEtal1996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BETA-57809">
            <text:p>BETA-57809</text:p>
          </table:table-cell>
          <table:table-cell office:value-type="float" office:value="44.683">
            <text:p>44.683</text:p>
          </table:table-cell>
          <table:table-cell office:value-type="float" office:value="-67.406">
            <text:p>-67.406</text:p>
          </table:table-cell>
          <table:table-cell office:value-type="float" office:value="1070.0">
            <text:p>1070.0</text:p>
          </table:table-cell>
          <table:table-cell office:value-type="float" office:value="90.0">
            <text:p>90.0</text:p>
          </table:table-cell>
          <table:table-cell office:value-type="string" office:value="S. alt + S. rob">
            <text:p>S. alt + S. rob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72">
            <text:p>-1.72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Gehrels1999,EngelhartHorton2012">
            <text:p>Gehrels1999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BETA-57808">
            <text:p>BETA-57808</text:p>
          </table:table-cell>
          <table:table-cell office:value-type="float" office:value="44.683">
            <text:p>44.683</text:p>
          </table:table-cell>
          <table:table-cell office:value-type="float" office:value="-67.406">
            <text:p>-67.406</text:p>
          </table:table-cell>
          <table:table-cell office:value-type="float" office:value="490.0">
            <text:p>490.0</text:p>
          </table:table-cell>
          <table:table-cell office:value-type="float" office:value="70.0">
            <text:p>70.0</text:p>
          </table:table-cell>
          <table:table-cell office:value-type="string" office:value="S. alt">
            <text:p>S. a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18">
            <text:p>-1.18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Gehrels1999,EngelhartHorton2012">
            <text:p>Gehrels1999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BETA-52187">
            <text:p>BETA-52187</text:p>
          </table:table-cell>
          <table:table-cell office:value-type="float" office:value="44.683">
            <text:p>44.683</text:p>
          </table:table-cell>
          <table:table-cell office:value-type="float" office:value="-67.406">
            <text:p>-67.406</text:p>
          </table:table-cell>
          <table:table-cell office:value-type="float" office:value="2800.0">
            <text:p>2800.0</text:p>
          </table:table-cell>
          <table:table-cell office:value-type="float" office:value="70.0">
            <text:p>7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42">
            <text:p>-2.42</text:p>
          </table:table-cell>
          <table:table-cell office:value-type="float" office:value="0.45">
            <text:p>0.45</text:p>
          </table:table-cell>
          <table:table-cell office:value-type="float" office:value="0.45">
            <text:p>0.45</text:p>
          </table:table-cell>
          <table:table-cell office:value-type="string" office:value="GehrelsBelknap1993,EngelhartHorton2012">
            <text:p>GehrelsBelknap1993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BETA-52186">
            <text:p>BETA-52186</text:p>
          </table:table-cell>
          <table:table-cell office:value-type="float" office:value="44.683">
            <text:p>44.683</text:p>
          </table:table-cell>
          <table:table-cell office:value-type="float" office:value="-67.406">
            <text:p>-67.406</text:p>
          </table:table-cell>
          <table:table-cell office:value-type="float" office:value="3090.0">
            <text:p>3090.0</text:p>
          </table:table-cell>
          <table:table-cell office:value-type="float" office:value="60.0">
            <text:p>6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315">
            <text:p>-3.315</text:p>
          </table:table-cell>
          <table:table-cell office:value-type="float" office:value="0.448">
            <text:p>0.448</text:p>
          </table:table-cell>
          <table:table-cell office:value-type="float" office:value="0.448">
            <text:p>0.448</text:p>
          </table:table-cell>
          <table:table-cell office:value-type="string" office:value="GehrelsBelknap1993,EngelhartHorton2012">
            <text:p>GehrelsBelknap1993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BETA-52185">
            <text:p>BETA-52185</text:p>
          </table:table-cell>
          <table:table-cell office:value-type="float" office:value="44.683">
            <text:p>44.683</text:p>
          </table:table-cell>
          <table:table-cell office:value-type="float" office:value="-67.406">
            <text:p>-67.406</text:p>
          </table:table-cell>
          <table:table-cell office:value-type="float" office:value="3860.0">
            <text:p>3860.0</text:p>
          </table:table-cell>
          <table:table-cell office:value-type="float" office:value="60.0">
            <text:p>6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495">
            <text:p>-4.495</text:p>
          </table:table-cell>
          <table:table-cell office:value-type="float" office:value="0.4479">
            <text:p>0.4479</text:p>
          </table:table-cell>
          <table:table-cell office:value-type="float" office:value="0.4479">
            <text:p>0.4479</text:p>
          </table:table-cell>
          <table:table-cell office:value-type="string" office:value="GehrelsBelknap1993,EngelhartHorton2012">
            <text:p>GehrelsBelknap1993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BETA-52183">
            <text:p>BETA-52183</text:p>
          </table:table-cell>
          <table:table-cell office:value-type="float" office:value="44.629">
            <text:p>44.629</text:p>
          </table:table-cell>
          <table:table-cell office:value-type="float" office:value="-67.382">
            <text:p>-67.382</text:p>
          </table:table-cell>
          <table:table-cell office:value-type="float" office:value="3150.0">
            <text:p>3150.0</text:p>
          </table:table-cell>
          <table:table-cell office:value-type="float" office:value="70.0">
            <text:p>7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865">
            <text:p>-2.865</text:p>
          </table:table-cell>
          <table:table-cell office:value-type="float" office:value="0.4456">
            <text:p>0.4456</text:p>
          </table:table-cell>
          <table:table-cell office:value-type="float" office:value="0.4456">
            <text:p>0.4456</text:p>
          </table:table-cell>
          <table:table-cell office:value-type="string" office:value="GehrelsBelknap1993,EngelhartHorton2012">
            <text:p>GehrelsBelknap1993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BETA-52182">
            <text:p>BETA-52182</text:p>
          </table:table-cell>
          <table:table-cell office:value-type="float" office:value="44.629">
            <text:p>44.629</text:p>
          </table:table-cell>
          <table:table-cell office:value-type="float" office:value="-67.382">
            <text:p>-67.382</text:p>
          </table:table-cell>
          <table:table-cell office:value-type="float" office:value="3170.0">
            <text:p>3170.0</text:p>
          </table:table-cell>
          <table:table-cell office:value-type="float" office:value="140.0">
            <text:p>14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295">
            <text:p>-4.295</text:p>
          </table:table-cell>
          <table:table-cell office:value-type="float" office:value="0.4522">
            <text:p>0.4522</text:p>
          </table:table-cell>
          <table:table-cell office:value-type="float" office:value="0.4522">
            <text:p>0.4522</text:p>
          </table:table-cell>
          <table:table-cell office:value-type="string" office:value="GehrelsBelknap1993,EngelhartHorton2012">
            <text:p>GehrelsBelknap1993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AA-8211">
            <text:p>AA-8211</text:p>
          </table:table-cell>
          <table:table-cell office:value-type="float" office:value="44.683">
            <text:p>44.683</text:p>
          </table:table-cell>
          <table:table-cell office:value-type="float" office:value="-67.406">
            <text:p>-67.406</text:p>
          </table:table-cell>
          <table:table-cell office:value-type="float" office:value="4075.0">
            <text:p>4075.0</text:p>
          </table:table-cell>
          <table:table-cell office:value-type="float" office:value="75.0">
            <text:p>75.0</text:p>
          </table:table-cell>
          <table:table-cell office:value-type="string" office:value="S. alt">
            <text:p>S. a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97">
            <text:p>-3.97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Gehrels1999,EngelhartHorton2012">
            <text:p>Gehrels1999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SI-6538">
            <text:p>SI-6538</text:p>
          </table:table-cell>
          <table:table-cell office:value-type="float" office:value="44.429">
            <text:p>44.429</text:p>
          </table:table-cell>
          <table:table-cell office:value-type="float" office:value="-68.011">
            <text:p>-68.011</text:p>
          </table:table-cell>
          <table:table-cell office:value-type="float" office:value="2325.0">
            <text:p>2325.0</text:p>
          </table:table-cell>
          <table:table-cell office:value-type="float" office:value="65.0">
            <text:p>65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25">
            <text:p>-1.425</text:p>
          </table:table-cell>
          <table:table-cell office:value-type="float" office:value="0.4454">
            <text:p>0.4454</text:p>
          </table:table-cell>
          <table:table-cell office:value-type="float" office:value="0.4454">
            <text:p>0.4454</text:p>
          </table:table-cell>
          <table:table-cell office:value-type="string" office:value="GehrelsEtal1996,EngelhartHorton2012">
            <text:p>GehrelsEtal1996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AA-8210">
            <text:p>AA-8210</text:p>
          </table:table-cell>
          <table:table-cell office:value-type="float" office:value="44.683">
            <text:p>44.683</text:p>
          </table:table-cell>
          <table:table-cell office:value-type="float" office:value="-67.406">
            <text:p>-67.406</text:p>
          </table:table-cell>
          <table:table-cell office:value-type="float" office:value="4795.0">
            <text:p>4795.0</text:p>
          </table:table-cell>
          <table:table-cell office:value-type="float" office:value="80.0">
            <text:p>80.0</text:p>
          </table:table-cell>
          <table:table-cell office:value-type="string" office:value="HHM Plant">
            <text:p>HHM Pla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9">
            <text:p>-4.9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Gehrels1999,EngelhartHorton2012">
            <text:p>Gehrels1999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BETA-64580">
            <text:p>BETA-64580</text:p>
          </table:table-cell>
          <table:table-cell office:value-type="float" office:value="44.43">
            <text:p>44.43</text:p>
          </table:table-cell>
          <table:table-cell office:value-type="float" office:value="-68.02">
            <text:p>-68.02</text:p>
          </table:table-cell>
          <table:table-cell office:value-type="float" office:value="9730.0">
            <text:p>9730.0</text:p>
          </table:table-cell>
          <table:table-cell office:value-type="float" office:value="60.0">
            <text:p>60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5308">
            <text:p>-3.5308</text:p>
          </table:table-cell>
          <table:table-cell office:value-type="float" office:value="0.17">
            <text:p>0.17</text:p>
          </table:table-cell>
          <table:table-cell office:value-type="float" office:value="0.17">
            <text:p>0.17</text:p>
          </table:table-cell>
          <table:table-cell office:value-type="string" office:value="GehrelsEtal1996,EngelhartHorton2012">
            <text:p>GehrelsEtal1996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AA-27620">
            <text:p>AA-27620</text:p>
          </table:table-cell>
          <table:table-cell office:value-type="float" office:value="44.683">
            <text:p>44.683</text:p>
          </table:table-cell>
          <table:table-cell office:value-type="float" office:value="-67.406">
            <text:p>-67.406</text:p>
          </table:table-cell>
          <table:table-cell office:value-type="float" office:value="1070.0">
            <text:p>1070.0</text:p>
          </table:table-cell>
          <table:table-cell office:value-type="float" office:value="90.0">
            <text:p>90.0</text:p>
          </table:table-cell>
          <table:table-cell office:value-type="string" office:value="Twig">
            <text:p>Twi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49">
            <text:p>-0.49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Gehrels1999,EngelhartHorton2012">
            <text:p>Gehrels1999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BETA-52184">
            <text:p>BETA-52184</text:p>
          </table:table-cell>
          <table:table-cell office:value-type="float" office:value="44.629">
            <text:p>44.629</text:p>
          </table:table-cell>
          <table:table-cell office:value-type="float" office:value="-67.382">
            <text:p>-67.382</text:p>
          </table:table-cell>
          <table:table-cell office:value-type="float" office:value="2880.0">
            <text:p>2880.0</text:p>
          </table:table-cell>
          <table:table-cell office:value-type="float" office:value="80.0">
            <text:p>8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485">
            <text:p>-2.485</text:p>
          </table:table-cell>
          <table:table-cell office:value-type="float" office:value="0.4454">
            <text:p>0.4454</text:p>
          </table:table-cell>
          <table:table-cell office:value-type="float" office:value="0.4454">
            <text:p>0.4454</text:p>
          </table:table-cell>
          <table:table-cell office:value-type="string" office:value="GehrelsBelknap1993,EngelhartHorton2012">
            <text:p>GehrelsBelknap1993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SI-6542">
            <text:p>SI-6542</text:p>
          </table:table-cell>
          <table:table-cell office:value-type="float" office:value="44.43">
            <text:p>44.43</text:p>
          </table:table-cell>
          <table:table-cell office:value-type="float" office:value="-68.01">
            <text:p>-68.01</text:p>
          </table:table-cell>
          <table:table-cell office:value-type="float" office:value="3940.0">
            <text:p>3940.0</text:p>
          </table:table-cell>
          <table:table-cell office:value-type="float" office:value="50.0">
            <text:p>5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825">
            <text:p>-4.825</text:p>
          </table:table-cell>
          <table:table-cell office:value-type="float" office:value="0.9416">
            <text:p>0.9416</text:p>
          </table:table-cell>
          <table:table-cell office:value-type="float" office:value="0.9416">
            <text:p>0.9416</text:p>
          </table:table-cell>
          <table:table-cell office:value-type="string" office:value="BelknapEtal1989,EngelhartHorton2012">
            <text:p>BelknapEtal1989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BETA-64581">
            <text:p>BETA-64581</text:p>
          </table:table-cell>
          <table:table-cell office:value-type="float" office:value="44.43">
            <text:p>44.43</text:p>
          </table:table-cell>
          <table:table-cell office:value-type="float" office:value="-68.02">
            <text:p>-68.02</text:p>
          </table:table-cell>
          <table:table-cell office:value-type="float" office:value="9490.0">
            <text:p>9490.0</text:p>
          </table:table-cell>
          <table:table-cell office:value-type="float" office:value="80.0">
            <text:p>80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.0461">
            <text:p>-2.0461</text:p>
          </table:table-cell>
          <table:table-cell office:value-type="float" office:value="0.17">
            <text:p>0.17</text:p>
          </table:table-cell>
          <table:table-cell office:value-type="float" office:value="0.17">
            <text:p>0.17</text:p>
          </table:table-cell>
          <table:table-cell office:value-type="string" office:value="GehrelsEtal1996,EngelhartHorton2012">
            <text:p>GehrelsEtal1996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SI-6543">
            <text:p>SI-6543</text:p>
          </table:table-cell>
          <table:table-cell office:value-type="float" office:value="44.43">
            <text:p>44.43</text:p>
          </table:table-cell>
          <table:table-cell office:value-type="float" office:value="-68.01">
            <text:p>-68.01</text:p>
          </table:table-cell>
          <table:table-cell office:value-type="float" office:value="1775.0">
            <text:p>1775.0</text:p>
          </table:table-cell>
          <table:table-cell office:value-type="float" office:value="50.0">
            <text:p>5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9416">
            <text:p>0.9416</text:p>
          </table:table-cell>
          <table:table-cell office:value-type="float" office:value="0.9416">
            <text:p>0.9416</text:p>
          </table:table-cell>
          <table:table-cell office:value-type="string" office:value="BelknapEtal1989,EngelhartHorton2012">
            <text:p>BelknapEtal1989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SI-6545">
            <text:p>SI-6545</text:p>
          </table:table-cell>
          <table:table-cell office:value-type="float" office:value="44.43">
            <text:p>44.43</text:p>
          </table:table-cell>
          <table:table-cell office:value-type="float" office:value="-68.01">
            <text:p>-68.01</text:p>
          </table:table-cell>
          <table:table-cell office:value-type="float" office:value="3045.0">
            <text:p>3045.0</text:p>
          </table:table-cell>
          <table:table-cell office:value-type="float" office:value="65.0">
            <text:p>65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105">
            <text:p>-3.105</text:p>
          </table:table-cell>
          <table:table-cell office:value-type="float" office:value="0.9414">
            <text:p>0.9414</text:p>
          </table:table-cell>
          <table:table-cell office:value-type="float" office:value="0.9414">
            <text:p>0.9414</text:p>
          </table:table-cell>
          <table:table-cell office:value-type="string" office:value="BelknapEtal1989,EngelhartHorton2012">
            <text:p>BelknapEtal1989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SI-6541">
            <text:p>SI-6541</text:p>
          </table:table-cell>
          <table:table-cell office:value-type="float" office:value="44.429">
            <text:p>44.429</text:p>
          </table:table-cell>
          <table:table-cell office:value-type="float" office:value="-68.011">
            <text:p>-68.011</text:p>
          </table:table-cell>
          <table:table-cell office:value-type="float" office:value="3580.0">
            <text:p>3580.0</text:p>
          </table:table-cell>
          <table:table-cell office:value-type="float" office:value="75.0">
            <text:p>75.0</text:p>
          </table:table-cell>
          <table:table-cell office:value-type="string" office:value="HHM peat">
            <text:p>H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045">
            <text:p>-4.045</text:p>
          </table:table-cell>
          <table:table-cell office:value-type="float" office:value="0.447">
            <text:p>0.447</text:p>
          </table:table-cell>
          <table:table-cell office:value-type="float" office:value="0.447">
            <text:p>0.447</text:p>
          </table:table-cell>
          <table:table-cell office:value-type="string" office:value="GehrelsEtal1996,EngelhartHorton2012">
            <text:p>GehrelsEtal1996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AA-8941">
            <text:p>AA-8941</text:p>
          </table:table-cell>
          <table:table-cell office:value-type="float" office:value="44.683">
            <text:p>44.683</text:p>
          </table:table-cell>
          <table:table-cell office:value-type="float" office:value="-67.406">
            <text:p>-67.406</text:p>
          </table:table-cell>
          <table:table-cell office:value-type="float" office:value="3010.0">
            <text:p>3010.0</text:p>
          </table:table-cell>
          <table:table-cell office:value-type="float" office:value="70.0">
            <text:p>70.0</text:p>
          </table:table-cell>
          <table:table-cell office:value-type="string" office:value="S. alt">
            <text:p>S. a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88">
            <text:p>-2.88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Gehrels1999,EngelhartHorton2012">
            <text:p>Gehrels1999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AA-8942">
            <text:p>AA-8942</text:p>
          </table:table-cell>
          <table:table-cell office:value-type="float" office:value="44.683">
            <text:p>44.683</text:p>
          </table:table-cell>
          <table:table-cell office:value-type="float" office:value="-67.406">
            <text:p>-67.406</text:p>
          </table:table-cell>
          <table:table-cell office:value-type="float" office:value="2540.0">
            <text:p>2540.0</text:p>
          </table:table-cell>
          <table:table-cell office:value-type="float" office:value="110.0">
            <text:p>110.0</text:p>
          </table:table-cell>
          <table:table-cell office:value-type="string" office:value="Plant frag">
            <text:p>Plant fra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68">
            <text:p>-1.68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Gehrels1999,EngelhartHorton2012">
            <text:p>Gehrels1999,EngelhartHorton2012</text:p>
          </table:table-cell>
        </table:table-row>
        <table:table-row>
          <table:table-cell office:value-type="string" office:value="Eastern_Maine">
            <text:p>Eastern_Maine</text:p>
          </table:table-cell>
          <table:table-cell office:value-type="string" office:value="radiocarbon">
            <text:p>radiocarbon</text:p>
          </table:table-cell>
          <table:table-cell office:value-type="string" office:value="SI-6544">
            <text:p>SI-6544</text:p>
          </table:table-cell>
          <table:table-cell office:value-type="float" office:value="44.43">
            <text:p>44.43</text:p>
          </table:table-cell>
          <table:table-cell office:value-type="float" office:value="-68.01">
            <text:p>-68.01</text:p>
          </table:table-cell>
          <table:table-cell office:value-type="float" office:value="2550.0">
            <text:p>2550.0</text:p>
          </table:table-cell>
          <table:table-cell office:value-type="float" office:value="50.0">
            <text:p>5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545">
            <text:p>-1.545</text:p>
          </table:table-cell>
          <table:table-cell office:value-type="float" office:value="0.9414">
            <text:p>0.9414</text:p>
          </table:table-cell>
          <table:table-cell office:value-type="float" office:value="0.9414">
            <text:p>0.9414</text:p>
          </table:table-cell>
          <table:table-cell office:value-type="string" office:value="BelknapEtal1989,EngelhartHorton2012">
            <text:p>BelknapEtal1989,EngelhartHorton20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